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58ABE8033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mm" fo:margin-bottom="1.99mm" style:contextual-spacing="false"/>
      <style:text-properties fo:font-size="42pt" officeooo:paragraph-rsid="00140a28" style:font-size-asian="42pt" style:font-size-complex="42pt"/>
    </style:style>
    <style:style style:name="P2" style:family="paragraph" style:parent-style-name="Standard">
      <style:paragraph-properties fo:margin-top="0mm" fo:margin-bottom="1.99mm" style:contextual-spacing="false"/>
      <style:text-properties officeooo:rsid="001602ce" officeooo:paragraph-rsid="001602ce"/>
    </style:style>
    <style:style style:name="P3" style:family="paragraph" style:parent-style-name="Standard">
      <style:paragraph-properties fo:margin-top="0mm" fo:margin-bottom="1.99mm" style:contextual-spacing="false"/>
      <style:text-properties officeooo:rsid="0016a65d" officeooo:paragraph-rsid="0016a65d"/>
    </style:style>
    <style:style style:name="T1" style:family="text">
      <style:text-properties officeooo:rsid="00140a28"/>
    </style:style>
    <style:style style:name="T2" style:family="text">
      <style:text-properties officeooo:rsid="0016a65d"/>
    </style:style>
    <style:style style:name="fr1" style:family="graphic" style:parent-style-name="Graphics">
      <style:graphic-properties style:run-through="foreground" style:wrap="left" style:number-wrapped-paragraphs="no-limit" style:wrap-contour="false" style:horizontal-pos="left" style:horizontal-rel="paragraph" style:mirror="none" fo:clip="rect(0mm, 0mm, 0mm, 0mm)" draw:luminance="0%" draw:contrast="5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cean Liner Tycoon</text:span></text:p>
      <text:p text:style-name="P2"><draw:frame draw:style-name="fr1" draw:name="Image1" text:anchor-type="char" svg:width="120mm" svg:height="75mm" draw:z-index="0"><draw:image xlink:href="Pictures/10000000000003C000000258ABE80332.jpg" xlink:type="simple" xlink:show="embed" xlink:actuate="onLoad" draw:mime-type="image/jpeg"/></draw:frame>Hello <text:span text:style-name="T2">this is some text</text:span></text:p>
      <text:p text:style-name="P3">More tex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7mm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9:27:11.187000000</meta:creation-date>
    <meta:generator>LibreOffice/24.8.2.1$Windows_x86 LibreOffice_project/0f794b6e29741098670a3b95d60478a65d05ef13</meta:generator>
    <dc:date>2024-11-05T19:44:50.006000000</dc:date>
    <meta:editing-duration>PT17M37S</meta:editing-duration>
    <meta:editing-cycles>3</meta:editing-cycles>
    <meta:document-statistic meta:table-count="0" meta:image-count="1" meta:object-count="0" meta:page-count="1" meta:paragraph-count="3" meta:word-count="10" meta:character-count="50" meta:non-whitespace-character-count="43"/>
  </office:meta>
</office:document-meta>
</file>